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258cm"/>
    </style:style>
    <style:style style:name="Tabela1.B" style:family="table-column">
      <style:table-column-properties style:column-width="0.728cm"/>
    </style:style>
    <style:style style:name="Tabela1.C" style:family="table-column">
      <style:table-column-properties style:column-width="13.01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2pt" fo:font-weight="bold" officeooo:rsid="0033bb7a" officeooo:paragraph-rsid="0033bb7a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officeooo:rsid="0033bb7a" officeooo:paragraph-rsid="0033bb7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33bb7a" officeooo:paragraph-rsid="00360139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7a707" officeooo:paragraph-rsid="0017a707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6pt" fo:font-weight="bold" officeooo:rsid="0017a707" officeooo:paragraph-rsid="0017a707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15ffc3"/>
    </style:style>
    <style:style style:name="P7" style:family="paragraph" style:parent-style-name="Standard">
      <style:text-properties officeooo:rsid="001fae30" officeooo:paragraph-rsid="001fae30"/>
    </style:style>
    <style:style style:name="P8" style:family="paragraph" style:parent-style-name="Heading_20_3">
      <style:paragraph-properties fo:keep-with-next="always"/>
      <style:text-properties officeooo:rsid="00280833" officeooo:paragraph-rsid="00280833"/>
    </style:style>
    <style:style style:name="P9" style:family="paragraph" style:parent-style-name="Standard">
      <style:text-properties officeooo:rsid="0015ffc3" officeooo:paragraph-rsid="0015ffc3"/>
    </style:style>
    <style:style style:name="P10" style:family="paragraph" style:parent-style-name="Standard">
      <style:text-properties officeooo:rsid="0017a707" officeooo:paragraph-rsid="0017a707"/>
    </style:style>
    <style:style style:name="P11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/>
      <style:text-properties officeooo:rsid="0017a707" officeooo:paragraph-rsid="0017a707"/>
    </style:style>
    <style:style style:name="P12" style:family="paragraph" style:parent-style-name="Standard">
      <loext:graphic-properties draw:fill="none"/>
      <style:paragraph-properties fo:margin-left="1.6cm" fo:margin-right="0cm" fo:text-indent="0cm" style:auto-text-indent="false" fo:background-color="transparent"/>
      <style:text-properties officeooo:rsid="0017a707" officeooo:paragraph-rsid="0017a707"/>
    </style:style>
    <style:style style:name="P13" style:family="paragraph" style:parent-style-name="Standard">
      <style:text-properties officeooo:rsid="0015ffc3" officeooo:paragraph-rsid="001bf7fc"/>
    </style:style>
    <style:style style:name="P14" style:family="paragraph" style:parent-style-name="Standard">
      <style:text-properties officeooo:rsid="0015ffc3" officeooo:paragraph-rsid="0017a707"/>
    </style:style>
    <style:style style:name="P15" style:family="paragraph" style:parent-style-name="Standard" style:list-style-name="L1" style:master-page-name="">
      <loext:graphic-properties draw:fill="none"/>
      <style:paragraph-properties fo:margin-left="2.3cm" fo:margin-right="0cm" fo:text-indent="-0.6cm" style:auto-text-indent="false" style:page-number="auto" fo:background-color="transparent"/>
      <style:text-properties officeooo:rsid="0015ffc3" officeooo:paragraph-rsid="0017a707"/>
    </style:style>
    <style:style style:name="P16" style:family="paragraph" style:parent-style-name="Standard" style:list-style-name="L1">
      <loext:graphic-properties draw:fill="none"/>
      <style:paragraph-properties fo:margin-left="2.3cm" fo:margin-right="0cm" fo:text-indent="-0.6cm" style:auto-text-indent="false" fo:background-color="transparent"/>
      <style:text-properties officeooo:rsid="0015ffc3" officeooo:paragraph-rsid="0017a707"/>
    </style:style>
    <style:style style:name="P17" style:family="paragraph" style:parent-style-name="Standard" style:list-style-name="L1">
      <loext:graphic-properties draw:fill="none"/>
      <style:paragraph-properties fo:margin-left="2.3cm" fo:margin-right="0cm" fo:text-indent="-0.6cm" style:auto-text-indent="false" fo:background-color="transparent"/>
      <style:text-properties officeooo:rsid="0017a707" officeooo:paragraph-rsid="0017a707"/>
    </style:style>
    <style:style style:name="P18" style:family="paragraph" style:parent-style-name="Standard">
      <style:text-properties officeooo:rsid="0015ffc3" officeooo:paragraph-rsid="001dd209"/>
    </style:style>
    <style:style style:name="P19" style:family="paragraph" style:parent-style-name="Text_20_body" style:list-style-name="L2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fo:font-style="italic" officeooo:paragraph-rsid="001eef73" style:font-style-asian="italic" style:font-style-complex="italic"/>
    </style:style>
    <style:style style:name="P20" style:family="paragraph" style:parent-style-name="Text_20_body" style:list-style-name="L2">
      <loext:graphic-properties draw:fill="none"/>
      <style:paragraph-properties fo:margin-top="0cm" fo:margin-bottom="0.247cm" style:contextual-spacing="false" fo:line-height="115%" fo:background-color="transparent"/>
      <style:text-properties fo:font-style="italic" officeooo:paragraph-rsid="001eef73" style:font-style-asian="italic" style:font-style-complex="italic"/>
    </style:style>
    <style:style style:name="P21" style:family="paragraph" style:parent-style-name="Standard">
      <style:text-properties officeooo:rsid="001eef73" officeooo:paragraph-rsid="001eef73"/>
    </style:style>
    <style:style style:name="P22" style:family="paragraph" style:parent-style-name="Standard">
      <style:text-properties officeooo:paragraph-rsid="002c4f32"/>
    </style:style>
    <style:style style:name="P23" style:family="paragraph" style:parent-style-name="Standard">
      <style:text-properties officeooo:paragraph-rsid="002a5752"/>
    </style:style>
    <style:style style:name="P24" style:family="paragraph" style:parent-style-name="Text_20_body" style:list-style-name="L3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fo:font-style="italic" officeooo:paragraph-rsid="0016df82" style:font-style-asian="italic" style:font-style-complex="italic"/>
    </style:style>
    <style:style style:name="P25" style:family="paragraph" style:parent-style-name="Text_20_body" style:list-style-name="L3">
      <loext:graphic-properties draw:fill="none"/>
      <style:paragraph-properties fo:margin-top="0cm" fo:margin-bottom="0.247cm" style:contextual-spacing="false" fo:line-height="115%" fo:background-color="transparent"/>
      <style:text-properties fo:font-style="italic" officeooo:paragraph-rsid="0016df82" style:font-style-asian="italic" style:font-style-complex="italic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style="normal" officeooo:rsid="0016df82" officeooo:paragraph-rsid="0016df82" style:font-style-asian="normal" style:font-style-complex="normal"/>
    </style:style>
    <style:style style:name="P27" style:family="paragraph" style:parent-style-name="Heading_20_2">
      <style:paragraph-properties fo:break-before="page"/>
      <style:text-properties officeooo:paragraph-rsid="001a7fff"/>
    </style:style>
    <style:style style:name="P28" style:family="paragraph" style:parent-style-name="Text_20_body">
      <style:text-properties officeooo:paragraph-rsid="001a7fff"/>
    </style:style>
    <style:style style:name="P29" style:family="paragraph" style:parent-style-name="Heading_20_2">
      <style:text-properties officeooo:paragraph-rsid="001a7fff"/>
    </style:style>
    <style:style style:name="P30" style:family="paragraph" style:parent-style-name="Heading_20_3">
      <style:text-properties officeooo:paragraph-rsid="001a7fff"/>
    </style:style>
    <style:style style:name="P31" style:family="paragraph" style:parent-style-name="Text_20_body" style:list-style-name="L4">
      <style:paragraph-properties fo:margin-top="0cm" fo:margin-bottom="0cm" style:contextual-spacing="false"/>
      <style:text-properties officeooo:paragraph-rsid="001a7fff"/>
    </style:style>
    <style:style style:name="P32" style:family="paragraph" style:parent-style-name="Text_20_body" style:list-style-name="L4">
      <style:text-properties officeooo:paragraph-rsid="001a7fff"/>
    </style:style>
    <style:style style:name="P33" style:family="paragraph" style:parent-style-name="Text_20_body" style:list-style-name="L5">
      <style:paragraph-properties fo:margin-top="0cm" fo:margin-bottom="0cm" style:contextual-spacing="false"/>
      <style:text-properties officeooo:paragraph-rsid="001a7fff"/>
    </style:style>
    <style:style style:name="P34" style:family="paragraph" style:parent-style-name="Text_20_body" style:list-style-name="L5">
      <style:text-properties officeooo:paragraph-rsid="001a7fff"/>
    </style:style>
    <style:style style:name="P35" style:family="paragraph" style:parent-style-name="Text_20_body" style:list-style-name="L6">
      <style:paragraph-properties fo:margin-top="0cm" fo:margin-bottom="0cm" style:contextual-spacing="false"/>
      <style:text-properties officeooo:paragraph-rsid="001a7fff"/>
    </style:style>
    <style:style style:name="P36" style:family="paragraph" style:parent-style-name="Text_20_body" style:list-style-name="L6">
      <style:text-properties officeooo:paragraph-rsid="001a7fff"/>
    </style:style>
    <style:style style:name="P37" style:family="paragraph" style:parent-style-name="Table_20_Heading">
      <style:text-properties officeooo:paragraph-rsid="001a7fff"/>
    </style:style>
    <style:style style:name="P38" style:family="paragraph" style:parent-style-name="Table_20_Contents">
      <style:text-properties officeooo:paragraph-rsid="001a7fff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style="normal" officeooo:rsid="0016df82" officeooo:paragraph-rsid="001a7fff" style:font-style-asian="normal" style:font-style-complex="normal"/>
    </style:style>
    <style:style style:name="T1" style:family="text">
      <style:text-properties officeooo:rsid="003573b1"/>
    </style:style>
    <style:style style:name="T2" style:family="text">
      <style:text-properties officeooo:rsid="00388cf2"/>
    </style:style>
    <style:style style:name="T3" style:family="text">
      <style:text-properties officeooo:rsid="0037463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573b1" style:font-weight-asian="normal" style:font-weight-complex="normal"/>
    </style:style>
    <style:style style:name="T6" style:family="text">
      <style:text-properties fo:font-weight="normal" officeooo:rsid="00388cf2" style:font-weight-asian="normal" style:font-weight-complex="normal"/>
    </style:style>
    <style:style style:name="T7" style:family="text">
      <style:text-properties officeooo:rsid="003897dc"/>
    </style:style>
    <style:style style:name="T8" style:family="text">
      <style:text-properties officeooo:rsid="0039fe3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280833"/>
    </style:style>
    <style:style style:name="T11" style:family="text">
      <style:text-properties officeooo:rsid="00293b6c"/>
    </style:style>
    <style:style style:name="T12" style:family="text">
      <style:text-properties officeooo:rsid="002e6c12"/>
    </style:style>
    <style:style style:name="T13" style:family="text">
      <style:text-properties officeooo:rsid="001eef73"/>
    </style:style>
    <style:style style:name="T14" style:family="text">
      <style:text-properties officeooo:rsid="001bf7f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bf7fc" style:font-style-asian="italic" style:font-style-complex="italic"/>
    </style:style>
    <style:style style:name="T17" style:family="text">
      <style:text-properties fo:font-style="italic" officeooo:rsid="0017a707" style:font-style-asian="italic" style:font-style-complex="italic"/>
    </style:style>
    <style:style style:name="T18" style:family="text">
      <style:text-properties fo:font-style="normal" officeooo:rsid="0017a707" style:font-style-asian="normal" style:font-style-complex="normal"/>
    </style:style>
    <style:style style:name="T19" style:family="text">
      <style:text-properties officeooo:rsid="0017a707"/>
    </style:style>
    <style:style style:name="T20" style:family="text">
      <style:text-properties officeooo:rsid="001dd209"/>
    </style:style>
    <style:style style:name="T21" style:family="text">
      <style:text-properties officeooo:rsid="002e5d47"/>
    </style:style>
    <style:style style:name="T22" style:family="text">
      <style:text-properties officeooo:rsid="002a5752"/>
    </style:style>
    <style:style style:name="T23" style:family="text">
      <style:text-properties officeooo:rsid="0037cd85"/>
    </style:style>
    <style:style style:name="T24" style:family="text">
      <style:text-properties officeooo:rsid="0037f1b0"/>
    </style:style>
    <style:style style:name="T25" style:family="text">
      <style:text-properties fo:font-style="normal" officeooo:rsid="002a5752" style:font-style-asian="normal" style:font-style-complex="normal"/>
    </style:style>
    <style:style style:name="T26" style:family="text">
      <style:text-properties officeooo:rsid="002c4f32"/>
    </style:style>
    <style:style style:name="T27" style:family="text">
      <style:text-properties fo:font-style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las:</text:p>
      <text:p text:style-name="P1"><text:tab/>Paciente</text:p>
      <text:p text:style-name="P2"><text:tab/><text:tab/><text:span text:style-name="T1">Login - </text:span><text:span text:style-name="T2">ok</text:span></text:p>
      <text:p text:style-name="P2"><text:tab/><text:tab/>Registrar no site - <text:span text:style-name="T2">ok</text:span></text:p>
      <text:p text:style-name="P2"><text:tab/><text:tab/>Registrar consulta </text:p>
      <text:p text:style-name="P2"><text:tab/><text:tab/><text:span text:style-name="T3">Listar medicos - </text:span><text:span text:style-name="T2">ok</text:span></text:p>
      <text:p text:style-name="P2"><text:tab/><text:tab/>Listar consultas</text:p>
      <text:p text:style-name="P1"><text:span text:style-name="T4"><text:tab/><text:tab/>Detalhar consulta<text:tab/></text:span><text:tab/></text:p>
      <text:p text:style-name="P1"/>
      <text:p text:style-name="P1"><text:tab/>Administrador</text:p>
      <text:p text:style-name="P3"><text:tab/><text:tab/><text:span text:style-name="T5">Login - </text:span><text:span text:style-name="T6">ok</text:span></text:p>
      <text:p text:style-name="P2"><text:tab/><text:tab/>Registrar administrador - <text:span text:style-name="T7">ok</text:span></text:p>
      <text:p text:style-name="P2"><text:tab/><text:tab/>Registrar médico - <text:span text:style-name="T8">ok</text:span></text:p>
      <text:p text:style-name="P2"><text:tab/><text:tab/>Registrar consulta<text:tab/></text:p>
      <text:p text:style-name="P1"/>
      <text:p text:style-name="P1"><text:tab/>Médico</text:p>
      <text:p text:style-name="P3"><text:tab/><text:tab/><text:span text:style-name="T5">Login - </text:span><text:span text:style-name="T6">ok</text:span></text:p>
      <text:p text:style-name="P2"><text:tab/><text:tab/>Detalhar paciente</text:p>
      <text:p text:style-name="P2"><text:tab/><text:tab/>Listar consultas</text:p>
      <text:p text:style-name="P4"/>
      <text:p text:style-name="P5"/>
      <text:p text:style-name="P5">Projeto Clínica Zaca</text:p>
      <text:p text:style-name="P6"/>
      <text:p text:style-name="Text_20_body"><text:span text:style-name="Strong_20_Emphasis"><text:span text:style-name="T9">Tecnologias e Frameworks Utilizados</text:span></text:span></text:p>
      <text:p text:style-name="Text_20_body"><text:tab/>Para atender às especificações do projeto, foi escolhida a linguagem PHP em conjunto com o framework Laravel, considerado uma das opções mais robustas e eficientes para o desenvolvimento de aplicações web modernas. O Laravel proporciona uma estrutura sólida e escalável, oferecendo diversos recursos como rotas, ORM (Eloquent), middleware, validações, autenticação, entre outros, que facilitam o desenvolvimento e manutenção da aplicação.</text:p>
      <text:p text:style-name="Text_20_body"><text:tab/>Além disso, para melhorar a experiência do usuário e garantir um desenvolvimento mais dinâmico e reativo, foi integrado ao projeto o <text:span text:style-name="Strong_20_Emphasis">Livewire</text:span>. O Livewire é um framework de frontend para Laravel que permite criar interfaces dinâmicas e interativas com PHP, sem precisar escrever código JavaScript diretamente. Ele facilita a construção de componentes dinâmicos e permite que o frontend se atualize de forma reativa, sem a complexidade do uso de frameworks JavaScript como Vue.js ou React.</text:p>
      <text:p text:style-name="Text_20_body"><text:tab/>No que diz respeito à <text:span text:style-name="Strong_20_Emphasis">autenticação e gestão de usuários</text:span>, foi adotado o <text:span text:style-name="Strong_20_Emphasis">Jetstream</text:span>, uma solução oficial do Laravel para implementar autenticação, registro de usuários, verificação de e-mails, redefinição de senha, autenticação de dois fatores, entre outros recursos essenciais de segurança. O Jetstream já integra funcionalidades como login, registro, verificação e recuperação de senha, tornando o processo de configuração da autenticação simples e seguro. O Livewire foi integrado ao Jetstream para possibilitar a criação de interfaces dinâmicas para essas operações de autenticação e gestão de usuários, mantendo uma experiência de usuário fluída e sem necessidade de recarregar a página.</text:p>
      <text:h text:style-name="Heading_20_3" text:outline-level="3"><text:soft-page-break/>Justificativa da Escolha</text:h>
      <text:p text:style-name="Text_20_body"><text:tab/>A escolha do <text:span text:style-name="Strong_20_Emphasis">Laravel</text:span> como framework principal garante um desenvolvimento ágil e seguro, pois ele oferece uma estrutura MVC (Model-View-Controller) bem definida e funcionalidades como migrações de banco de dados, suporte a testes, autenticação, entre outras. Além disso, o Laravel tem uma grande comunidade e uma vasta documentação, o que facilita a resolução de problemas e a implementação de boas práticas.</text:p>
      <text:p text:style-name="Text_20_body"><text:tab/>A utilização do <text:span text:style-name="Strong_20_Emphasis">Livewire</text:span> é indicada para este projeto, pois ele permite criar componentes de frontend dinâmicos diretamente com PHP, o que simplifica o desenvolvimento e reduz a necessidade de recorrer ao JavaScript para interatividade. Com o Livewire, é possível criar aplicações reativas de forma mais rápida e eficiente, integrando-se perfeitamente com a arquitetura do Laravel.</text:p>
      <text:p text:style-name="Text_20_body"><text:tab/>Por fim, a implementação do <text:span text:style-name="Strong_20_Emphasis">Jetstream</text:span> garante uma base de autenticação robusta e segura, com todas as funcionalidades necessárias para a gestão de usuários em um sistema moderno. A integração do Livewire com o Jetstream possibilita que a autenticação e outras operações de usuário sejam realizadas de maneira mais interativa e sem recarga da página.</text:p>
      <text:p text:style-name="P7"/>
      <text:h text:style-name="P8" text:outline-level="3">1. Funcionamento da Aplicação</text:h>
      <text:h text:style-name="Heading_20_3" text:outline-level="3"><text:span text:style-name="T10">1.1 – </text:span>Perfis de Usuário</text:h>
      <text:p text:style-name="P9"/>
      <text:p text:style-name="P10"><text:tab/>O sistema possui três perfis de usuário, definidos <text:span text:style-name="T11">através da</text:span> tabela “tipo de usuário”, sejam eles:</text:p>
      <text:p text:style-name="P10"/>
      <text:p text:style-name="P11">1 – <text:span text:style-name="T12">A</text:span>dministrador (administrativo)</text:p>
      <text:p text:style-name="P12">2 – <text:span text:style-name="T12">M</text:span>édico</text:p>
      <text:p text:style-name="P12">3 – <text:span text:style-name="T12">P</text:span>aciente</text:p>
      <text:p text:style-name="P10"/>
      <text:p text:style-name="P10">1.<text:span text:style-name="T11">1.1 –</text:span> <text:span text:style-name="T13">Perfil 1 – </text:span>Administrador (administrativo)</text:p>
      <text:p text:style-name="P10"><text:tab/></text:p>
      <text:p text:style-name="P13"><text:tab/>Um administrador inicial é gerado automaticamente pel<text:span text:style-name="T14">o</text:span> <text:span text:style-name="T15">seeder</text:span><text:span text:style-name="T16">(</text:span><text:span text:style-name="T17">DataBaseSeeder.php</text:span><text:span text:style-name="T16">)</text:span><text:span text:style-name="T15"> </text:span><text:span text:style-name="T18">com a respectiva senha.</text:span></text:p>
      <text:p text:style-name="P14"><text:span text:style-name="T18"/></text:p>
      <text:list text:style-name="L1">
        <text:list-item>
          <text:p text:style-name="P15"><text:span text:style-name="T19">Nome: </text:span>Administrador</text:p>
        </text:list-item>
        <text:list-item>
          <text:p text:style-name="P16"><text:span text:style-name="T19">E-mail: </text:span><text:a xlink:type="simple" xlink:href="mailto:admin@example.com" text:style-name="Internet_20_link" text:visited-style-name="Visited_20_Internet_20_Link">admin@example.com</text:a></text:p>
        </text:list-item>
        <text:list-item>
          <text:p text:style-name="P17">Senha: 12345678</text:p>
        </text:list-item>
      </text:list>
      <text:p text:style-name="P10"/>
      <text:p text:style-name="P18"><text:tab/>Este administrador <text:span text:style-name="T20">inicial</text:span> dever<text:span text:style-name="T20">á </text:span>cadastrar os outros usuários administrativos. <text:span text:style-name="T13">Em atendimento as especificações, estes usuários têm permissão para:</text:span></text:p>
      <text:p text:style-name="P18"/>
      <text:list text:style-name="L2">
        <text:list-item>
          <text:p text:style-name="P19"><text:span text:style-name="T13">R</text:span>egistar novos médicos na plataforma.</text:p>
        </text:list-item>
        <text:list-item>
          <text:p text:style-name="P20"><text:span text:style-name="T13">R</text:span>egistar novos pacientes na plataforma, embora os pacientes também se possam registar de forma autônoma para fazer marcações.</text:p>
        </text:list-item>
        <text:list-item>
          <text:p text:style-name="P20"><text:span text:style-name="T13">R</text:span>egistar novas consultas para um paciente</text:p>
        </text:list-item>
      </text:list>
      <text:p text:style-name="P18"/>
      <text:p text:style-name="P21"><text:span text:style-name="T21">1.1.2 –</text:span> Perfil 2 – M<text:span text:style-name="T19">édico</text:span></text:p>
      <text:p text:style-name="P21"><text:soft-page-break/><text:tab/></text:p>
      <text:p text:style-name="P22"><text:span text:style-name="T13"><text:tab/>Os médicos são cadastrados pelos usuários administrativ</text:span><text:span text:style-name="T22">o</text:span><text:span text:style-name="T23">s </text:span><text:span text:style-name="T24">(tabela médicos interligada a tabela users)</text:span><text:span text:style-name="T22">. </text:span><text:span text:style-name="T13">Em atendimento as especificações, estes usuários têm permissão para:</text:span></text:p>
      <text:p text:style-name="P23"><text:span text:style-name="T25"/></text:p>
      <text:list text:style-name="L3">
        <text:list-item>
          <text:p text:style-name="P24"><text:span text:style-name="T26">C</text:span>onsultar a ficha do paciente com todo o histórico</text:p>
        </text:list-item>
        <text:list-item>
          <text:p text:style-name="P25"><text:span text:style-name="T26">C</text:span>onsultar a sua agenda</text:p>
        </text:list-item>
      </text:list>
      <text:p text:style-name="P26"/>
      <text:p text:style-name="P26"/>
      <text:h text:style-name="P27" text:outline-level="2">Objetivos</text:h>
      <text:p text:style-name="P28">O objetivo deste projeto é dar aos alunos uma experiência próxima do desenvolvimento de um projeto real, obrigando o aluno a procurar novos conhecimentos.</text:p>
      <text:p text:style-name="P28">Para este projeto deu-se a oportunidade aos alunos de escolherem o tema e funcionalidades a implementar, pois é do nosso entender que desenvolver algo que gostamos é muito mais motivante do que algo imposto, e visto este projeto ser uma ferramenta de autoaprendizagem, não iremos colocar qualquer limitação ao aluno.</text:p>
      <text:h text:style-name="P29" text:outline-level="2">Requisitos Gerais</text:h>
      <text:p text:style-name="P28">O projeto poderá conter duas aplicações distintas, uma aplicação <text:span text:style-name="T27">frontend</text:span> (opcional) e uma <text:span text:style-name="T27">backend</text:span>, sendo que a aplicação <text:span text:style-name="T27">backend</text:span> é obrigatória.</text:p>
      <text:p text:style-name="P28">Poderão usar qualquer tecnologia desde que seja bem justificada. A escolha da tecnologia adequada será um critério para a avaliação.</text:p>
      <text:h text:style-name="P29" text:outline-level="2">Entregáveis</text:h>
      <text:p text:style-name="P28">Para este projeto o aluno deverá entregar todos os pontos a baixo descritos.</text:p>
      <text:h text:style-name="P30" text:outline-level="3">Documento Descritivo do Projeto</text:h>
      <text:p text:style-name="P28">Esta ponto terá um peso de <text:span text:style-name="Strong_20_Emphasis">3 valores</text:span> na avaliação.</text:p>
      <text:p text:style-name="P28">Segue uma lista de conteúdos a incluir neste documento</text:p>
      <text:list text:style-name="L4">
        <text:list-item>
          <text:p text:style-name="P31">Este documento deverá conter todo o funcionamento da aplicação </text:p>
        </text:list-item>
        <text:list-item>
          <text:p text:style-name="P31">Instruções para colocar a aplicação a funcionar </text:p>
        </text:list-item>
        <text:list-item>
          <text:p text:style-name="P31">Descrição de todas as funcionalidades implementadas </text:p>
        </text:list-item>
        <text:list-item>
          <text:p text:style-name="P31">Planeamento do vosso projeto </text:p>
        </text:list-item>
        <text:list-item>
          <text:p text:style-name="P31">Estrutura de dados que utiliza </text:p>
        </text:list-item>
        <text:list-item>
          <text:p text:style-name="P32">Qualquer outra informação será valorizada </text:p>
        </text:list-item>
      </text:list>
      <text:h text:style-name="P30" text:outline-level="3">Código do/dos projetos num repositório GIT</text:h>
      <text:p text:style-name="P28">Sendo a parte mais importante da avaliação este ponto terá um peso de <text:span text:style-name="Strong_20_Emphasis">13 valores</text:span> na avaliação.</text:p>
      <text:p text:style-name="P28">Para a entrega deste tópico, os repositórios podem ser privados, desde que enviem o devido convite antecipadamente. Só serão considerados convites enviados até à data limite de entrega do projeto.</text:p>
      <text:p text:style-name="P28">Neste ponto também será considerado a organização do repositório, em pontos como relevância de <text:span text:style-name="T27">commits</text:span> efetuados ou uso correto de <text:span text:style-name="T27">branchs</text:span>.</text:p>
      <text:h text:style-name="P30" text:outline-level="3">Deploy do/dos projetos para um ambiente real</text:h>
      <text:p text:style-name="P28">Este ponto terá um peso de <text:span text:style-name="Strong_20_Emphasis">1 valor</text:span> na avaliação. Considero que é importante entenderem todo o processo de desenvolvimento de um produto de software, incluindo a passagem para produção.</text:p>
      <text:p text:style-name="P28">Seguem algumas alternativas que podem considerar para colocação do vosso projeto em ambiente de produção.</text:p>
      <text:list text:style-name="L5">
        <text:list-item>
          <text:p text:style-name="P33"><text:soft-page-break/>Render </text:p>
        </text:list-item>
        <text:list-item>
          <text:p text:style-name="P33">Fly.io </text:p>
        </text:list-item>
        <text:list-item>
          <text:p text:style-name="P33">Railway </text:p>
        </text:list-item>
        <text:list-item>
          <text:p text:style-name="P33">Vercel </text:p>
        </text:list-item>
        <text:list-item>
          <text:p text:style-name="P33">Heroku </text:p>
        </text:list-item>
        <text:list-item>
          <text:p text:style-name="P33">AWS </text:p>
        </text:list-item>
        <text:list-item>
          <text:p text:style-name="P33">Azure </text:p>
        </text:list-item>
        <text:list-item>
          <text:p text:style-name="P33">Google Cloud </text:p>
        </text:list-item>
        <text:list-item>
          <text:p text:style-name="P34">(...) </text:p>
        </text:list-item>
      </text:list>
      <text:h text:style-name="P29" text:outline-level="2">Funcionalidades Extra</text:h>
      <text:p text:style-name="P28">Estão reservados <text:span text:style-name="Strong_20_Emphasis">3 valores</text:span> da avaliação para funcionalidades extra ao vosso plano inicial.</text:p>
      <text:p text:style-name="P28">Neste ponto as funcionalidades podem ser tecnológicas ou de planeamento.</text:p>
      <text:h text:style-name="P29" text:outline-level="2">Requisitos obrigatórios a avaliar</text:h>
      <text:p text:style-name="P28">Neste projeto existem alguns critérios de avaliação para o desenvolvimento em si.</text:p>
      <text:p text:style-name="P28">Serão avaliados os seguintes critérios com respetivos pesos (estes pesos são relativos aos 13 valores do código do projeto):</text:p>
      <text:list text:style-name="L6">
        <text:list-item>
          <text:p text:style-name="P35">Implementação de aplicação <text:span text:style-name="T27">backend</text:span> <text:span text:style-name="Strong_20_Emphasis">(5 valores)</text:span> </text:p>
        </text:list-item>
        <text:list-item>
          <text:p text:style-name="P35">Desenho da API REST <text:span text:style-name="Strong_20_Emphasis">(1 valores)</text:span> </text:p>
        </text:list-item>
        <text:list-item>
          <text:p text:style-name="P35">Desenho e implementação de base de dados <text:span text:style-name="Strong_20_Emphasis">(2 valores)</text:span> </text:p>
        </text:list-item>
        <text:list-item>
          <text:p text:style-name="P35">Organização do/dos projetos <text:span text:style-name="Strong_20_Emphasis">(0.5 valores)</text:span> </text:p>
        </text:list-item>
        <text:list-item>
          <text:p text:style-name="P35">Escolha correta de tecnologias a utilizar <text:span text:style-name="Strong_20_Emphasis">(0.5 valores)</text:span> </text:p>
        </text:list-item>
        <text:list-item>
          <text:p text:style-name="P36">Requisitos individuais de cada aluno ou os requisitos descritos a baixo neste documento <text:span text:style-name="Strong_20_Emphasis">(4 valor)</text:span> </text:p>
        </text:list-item>
      </text:list>
      <text:p text:style-name="P28">Nos dois primeiros pontos acima descritos, considera-se as funcionalidades primárias para que o projeto descrito no capítulo seguinte funcione corretamente.</text:p>
      <text:h text:style-name="P29" text:outline-level="2">Enunciado</text:h>
      <text:p text:style-name="P28">O Sr. Zacarias tem uma clínica e pretende informatizar todos os processos.</text:p>
      <text:p text:style-name="P28">Um dos problemas do Sr. Zacarias é gerir as os médicos, pacientes e as suas consultas.</text:p>
      <text:p text:style-name="P28">Na clínica trabalham vários médicos, de várias especialidades diferentes. </text:p>
      <text:p text:style-name="P28">Cada médico é identificado internamente por um número de empregado, a clínica pretende armazenar de forma digital todos os dados dos médicos que lá trabalham.</text:p>
      <text:p text:style-name="P28">A clínica tem consultas de várias especialidades.</text:p>
      <text:p text:style-name="P28">Como é usual, os médicos dão consultas a pacientes. O Sr. Zacarias também quer armazenar de forma digital todos os dados dos seus pacientes.</text:p>
      <text:p text:style-name="P28">O Sr. Zacarias, quer também armazenar digitalmente todos os dados das consultas.</text:p>
      <text:p text:style-name="P28"><text:soft-page-break/>A cada consulta está associado um médico e um paciente. </text:p>
      <text:p text:style-name="P28">Actualmente as consultas são numeradas para cada um dos médicos, ou seja para cada médico há uma consulta 1, uma consulta 2, etc.</text:p>
      <text:p text:style-name="P28">Para a clínica é importante manter este sistema de identificação das consultas, por forma a poderem ser introduzidos dados relativos ao tempo em que a clínica ainda não estava informatizada.</text:p>
      <text:p text:style-name="P28">Da consulta pretende armazenar-se a data em que ocorreu, bem como os vários fármacos que foram receitados pelo médico na consulta.</text:p>
      <text:p text:style-name="P28">Não esquecer que a aplicações mediante o contexto podem ter de ser protegidas.</text:p>
      <text:h text:style-name="P30" text:outline-level="3">Algumas funcionalidades</text:h>
      <text:p text:style-name="P28">Deve ser possível o paciente marcar uma consulta de forma autónoma.</text:p>
      <text:p text:style-name="P28">Deve ser possível o paciente consultar a sua agenda de consultas (passadas e futuras)</text:p>
      <text:p text:style-name="P28">Deve ser possível o médico consultar a ficha do paciente com todo o histórico</text:p>
      <text:p text:style-name="P28">Deve ser possível o médico consultar a sua agenda.</text:p>
      <text:p text:style-name="P28">Uma consulta só pode ser marcada para uma data no futuro, desde que a data esteja livre para o médico escolhido</text:p>
      <text:p text:style-name="P28">O médico deve ter acesso a uma lista de fármacos que pode receitar.</text:p>
      <text:p text:style-name="P28">O administrativo pode registar novos médicos na plataforma.</text:p>
      <text:p text:style-name="P28">O administrativo pode registar novos pacientes na plataforma, embora os pacientes também se possam registar de forma autónoma para fazer marcações.</text:p>
      <text:p text:style-name="P28">O administrativo pode registar novas consultas para um paciente.</text:p>
      <text:p text:style-name="P28">O paciente pode registar consultas para si mesmo.</text:p>
      <text:h text:style-name="P29" text:outline-level="2">Avaliação</text:h>
      <text:p text:style-name="P28">A data-limite de entrega deste projeto é no dia 25 de Janeiro até ás 23:59</text:p>
      <text:h text:style-name="P29" text:outline-level="2">Critérios de Avaliação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7">Critérios</text:p>
          </table:table-cell>
          <table:table-cell table:style-name="Tabela1.A1" office:value-type="string">
            <text:p text:style-name="P37">%</text:p>
          </table:table-cell>
          <table:table-cell table:style-name="Tabela1.A1" office:value-type="string">
            <text:p text:style-name="P37">Fundamentação</text:p>
          </table:table-cell>
        </table:table-row>
        <table:table-row>
          <table:table-cell table:style-name="Tabela1.A1" office:value-type="string">
            <text:p text:style-name="P38">Qualidade algorítmica</text:p>
          </table:table-cell>
          <table:table-cell table:style-name="Tabela1.A1" office:value-type="string">
            <text:p text:style-name="P38">15%</text:p>
          </table:table-cell>
          <table:table-cell table:style-name="Tabela1.A1" office:value-type="string">
            <text:p text:style-name="P38">A estratégia de resolução dos problemas propostos no briefing é simples e eficiente. Consegue alcançar os objetivos propostos.</text:p>
          </table:table-cell>
        </table:table-row>
        <table:table-row>
          <table:table-cell table:style-name="Tabela1.A1" office:value-type="string">
            <text:p text:style-name="P38">Patterns &amp; Praticles</text:p>
          </table:table-cell>
          <table:table-cell table:style-name="Tabela1.A1" office:value-type="string">
            <text:p text:style-name="P38">10%</text:p>
          </table:table-cell>
          <table:table-cell table:style-name="Tabela1.A1" office:value-type="string">
            <text:p text:style-name="P38">No uso de frameworks e bibliotecas são respeitados os padrões de desenvolvimento mais adequados.</text:p>
          </table:table-cell>
        </table:table-row>
        <table:table-row>
          <table:table-cell table:style-name="Tabela1.A1" office:value-type="string">
            <text:p text:style-name="P38">Clean Code</text:p>
          </table:table-cell>
          <table:table-cell table:style-name="Tabela1.A1" office:value-type="string">
            <text:p text:style-name="P38">20%</text:p>
          </table:table-cell>
          <table:table-cell table:style-name="Tabela1.A1" office:value-type="string">
            <text:p text:style-name="P38">Qualidade do código entregue, forma como se encontra estruturado, nomenculaturas utilizadas. Uniformidade existente nos nomes atribuídos a variáveis, funções classes e estilos.</text:p>
          </table:table-cell>
        </table:table-row>
        <table:table-row>
          <table:table-cell table:style-name="Tabela1.A1" office:value-type="string">
            <text:p text:style-name="P38">Integrações e Frameworks</text:p>
          </table:table-cell>
          <table:table-cell table:style-name="Tabela1.A1" office:value-type="string">
            <text:p text:style-name="P38">30%</text:p>
          </table:table-cell>
          <table:table-cell table:style-name="Tabela1.A1" office:value-type="string">
            <text:p text:style-name="P38">Nas integrações com código de terceiros nomeadamente WebAPIS, são garantidas as boas práticas apreendidas em aula, é efetuado o uso correto das técnicas de assincronismo leccionadas.</text:p>
          </table:table-cell>
        </table:table-row>
        <text:soft-page-break/>
        <table:table-row>
          <table:table-cell table:style-name="Tabela1.A1" office:value-type="string">
            <text:p text:style-name="P38">Ausência de bugs funcionais</text:p>
          </table:table-cell>
          <table:table-cell table:style-name="Tabela1.A1" office:value-type="string">
            <text:p text:style-name="P38">20%</text:p>
          </table:table-cell>
          <table:table-cell table:style-name="Tabela1.A1" office:value-type="string">
            <text:p text:style-name="P38">O código entregue dá resposta ao problema do enunciado sem bugs funcionais</text:p>
          </table:table-cell>
        </table:table-row>
        <table:table-row>
          <table:table-cell table:style-name="Tabela1.A1" office:value-type="string">
            <text:p text:style-name="P38">Memória Descritiva</text:p>
          </table:table-cell>
          <table:table-cell table:style-name="Tabela1.A1" office:value-type="string">
            <text:p text:style-name="P38">5%</text:p>
          </table:table-cell>
          <table:table-cell table:style-name="Tabela1.A1" office:value-type="string">
            <text:p text:style-name="P38">Descrição do produto; para quem é e o que faz? Quais as opções técnicas? Quais as ferramentas? E aspetos a desenvolver no futuro.</text:p>
          </table:table-cell>
        </table:table-row>
      </table:table>
      <text:h text:style-name="P29" text:outline-level="2">Entrega</text:h>
      <text:p text:style-name="P28">A entrega deverá ser feita por e-mail até a data limite de entrega do projeto.</text:p>
      <text:p text:style-name="P28">O e-mail para envio do projeto é <text:a xlink:type="simple" xlink:href="mailto:jfcpcosta@gmail.com" text:style-name="Internet_20_link" text:visited-style-name="Visited_20_Internet_20_Link">jfcpcosta@gmail.com</text:a>.</text:p>
      <text:p text:style-name="P28">O nome do documento deverá ser:</text:p>
      <text:p text:style-name="P28"><text:span text:style-name="Source_20_Text">flag-manhas-2024-[nome do aluno].pdf</text:span> </text:p>
      <text:p text:style-name="P28">Podem enviar os links dos repositórios no corpo do email ou idealmente inclui-los no documento de entrega.</text:p>
      <text:h text:style-name="P29" text:outline-level="2">Conclusão</text:h>
      <text:p text:style-name="P28">Espero que este projeto seja motivador para todos vocês. Lembrem-se que é a altura certa para porem o vosso conhecimento à prova e para aprenderem bastante.</text:p>
      <text:p text:style-name="P28">Como sabem estou ao vosso dispor para qualquer coisa que necessitem.</text:p>
      <text:p text:style-name="P28">Bom trabalho 😀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8:44:33.422000000</meta:creation-date>
    <meta:editing-duration>PT15H42M2S</meta:editing-duration>
    <meta:editing-cycles>33</meta:editing-cycles>
    <meta:generator>LibreOffice/24.8.4.2$Windows_X86_64 LibreOffice_project/bb3cfa12c7b1bf994ecc5649a80400d06cd71002</meta:generator>
    <dc:date>2025-01-08T20:06:59.649000000</dc:date>
    <meta:document-statistic meta:table-count="1" meta:image-count="0" meta:object-count="0" meta:page-count="7" meta:paragraph-count="151" meta:word-count="1666" meta:character-count="10890" meta:non-whitespace-character-count="9325"/>
  </office:meta>
</office:document-meta>
</file>